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ttpConsumerMarshaler.DefaultHttpConsumer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ConsumerMarshaler.getDefault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ConsumerMarshaler.sendError( MessageExchange exchange , Exception error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HttpConsumerMarshaler.sendOut( MessageExchange exchange , NormalizedMessage outMsg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HttpConsumerMarshaler.DefaultHttpConsumerMarshaler( URI default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ConsumerMarshaler.setDefaultMep( URI default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ConsumerMarshaler.sendAccepted( MessageExchange exchange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ConsumerMarshaler.sendFault( MessageExchange exchange , Fault fault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HttpConsumerMarshaler.createExchange( HttpServletRequest request ,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